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ff7113" draw:textarea-horizontal-align="center" draw:textarea-vertical-align="middle"/>
    </style:style>
    <style:style style:name="P1" style:family="paragraph">
      <loext:graphic-properties draw:fill="solid" draw:fill-color="#ff7113"/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1.164cm" svg:height="8.117cm" svg:x="0cm" svg:y="6.524cm" svg:viewBox="0 0 21165 8118" svg:d="M16925 836h-10425c6 52 15 103 14 156l-6 1022h9652c2150 0 3599 1475 3753 3356h-13426-177-176l21-3356 6-1024c0-47-7-93-13-139-65-463-458-822-939-825l-4206-26c-2 0-4 0-6 0-527 0-955 425-958 952l-39 6176c-3 529 423 961 952 964l4206 26c2 0 4 0 6 0 390 0 724-234 874-568 49-109 76-228 81-354 1-10 3-20 3-30l5-735h177 176 469l766 765 706-706 707 706 707-706 706 706 706-706 707 706 706-706 707 706 707-706 707 706 706-706 707 706 707-706 706 706 707-706 707 706 765-765h142v765h1237v-2120c0-2341-1899-4240-4240-4240zM1002 5181l21-3380c2-290 238-523 528-521l2302 14c150 1 285 66 380 169 88 94 142 220 141 359l-2 365-19 3016c-2 289-238 522-528 521l-1622-11-680-4c-9 0-18-2-27-3-277-15-496-244-494-525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6cm" fo:margin-bottom="0.86cm" fo:margin-left="0.86cm" fo:margin-right="0.86cm" fo:page-width="21.167cm" fo:page-height="21.1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29T03:54:29.444000000</dc:date>
    <meta:editing-duration>PT13S</meta:editing-duration>
    <meta:editing-cycles>1</meta:editing-cycles>
    <meta:document-statistic meta:object-count="1"/>
    <meta:generator>LibreOffice/7.3.2.2$Windows_X86_64 LibreOffice_project/49f2b1bff42cfccbd8f788c8dc32c1c309559be0</meta:generator>
  </office:meta>
</office:document-meta>
</file>